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5">
      <style:table-cell-properties fo:border="thin solid #000000" fo:background-color="#FFFFFF"/>
    </style:style>
    <style:style style:name="ce4" style:family="table-cell" style:parent-style-name="Default" style:data-style-name="N15">
      <style:table-cell-properties fo:background-color="#FF00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4.9489583333333cm" style:use-optimal-column-width="true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455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tein Name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Gen Name in species</text:p>
          </table:table-cell>
          <table:table-cell office:value-type="string" table:style-name="ce1">
            <text:p>E-Value (human to species)</text:p>
          </table:table-cell>
          <table:table-cell office:value-type="string" table:style-name="ce1">
            <text:p>Ortholog</text:p>
          </table:table-cell>
          <table:table-cell office:value-type="string" table:style-name="ce1">
            <text:p>Paralo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UX4C_HUMAN (Q6RFH8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us musculus</text:p>
          </table:table-cell>
          <table:table-cell office:value-type="string" table:style-name="ce1">
            <text:p>DUXBL1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nach der Rücksuch war der best hit DUX4_HUMAN und nicht DUX4C_HUMA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Gallus gallus<text:s/></text:p>
          </table:table-cell>
          <table:table-cell office:value-type="string" table:style-name="ce1">
            <text:p>MIXL1</text:p>
          </table:table-cell>
          <table:table-cell office:value-type="float" office:value="5.9999999999999999E-16" table:style-name="ce2">
            <text:p>6,00E-16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, als nach dem MIXL1 in den Human Datenbank nachgeschaut wurde,konnte ein MIXL1_HUMAN identifiziert werden aber <text:s text:c="2"/>nicht das DUX4C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Xenopus laevis</text:p>
          </table:table-cell>
          <table:table-cell office:value-type="string" table:style-name="ce1">
            <text:p>bix1.2.S</text:p>
          </table:table-cell>
          <table:table-cell office:value-type="float" office:value="2E-16" table:style-name="ce2">
            <text:p>2,00E-16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, als nach bix1.2S in Human Datenbank gescahut wurde kam MIXL1_HUMAN als best hit raus<text:s/>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Danio rerio</text:p>
          </table:table-cell>
          <table:table-cell office:value-type="string" table:style-name="ce1">
            <text:p>mxtx2</text:p>
          </table:table-cell>
          <table:table-cell office:value-type="float" office:value="3.9999999999999999E-16" table:style-name="ce2">
            <text:p>4,00E-16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nach der Rücksuch war der best hit DUX4_HUMAN und nicht DUX4C_HUMA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Branchiostoma floridae</text:p>
          </table:table-cell>
          <table:table-cell office:value-type="string" table:style-name="ce1">
            <text:p>LOC118412906</text:p>
          </table:table-cell>
          <table:table-cell office:value-type="float" office:value="2E-14" table:style-name="ce2">
            <text:p>2,00E-14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, als best hit kam DUXA_HUMAN raus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Drosophila melanogaster</text:p>
          </table:table-cell>
          <table:table-cell office:value-type="string" table:style-name="ce1">
            <text:p>CG14201</text:p>
          </table:table-cell>
          <table:table-cell office:value-type="float" office:value="5.9999999999999997E-13" table:style-name="ce2">
            <text:p>6,00E-13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e, als best hit kam PAX7_HUMAN raus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Saccharomyces cerevisiae</text:p>
          </table:table-cell>
          <table:table-cell office:value-type="string" table:style-name="ce1">
            <text:p>PHO2</text:p>
          </table:table-cell>
          <table:table-cell office:value-type="float" office:value="7.0000000000000005E-8" table:style-name="ce2">
            <text:p>7,00E-08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nach der Rücksuch war der best hit DUX4_HUMAN und nicht DUX4C_HUMA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canthamoeba castellanii</text:p>
          </table:table-cell>
          <table:table-cell office:value-type="string" table:style-name="ce1">
            <text:p>ACA1_399060</text:p>
          </table:table-cell>
          <table:table-cell office:value-type="float" office:value="3E-10" table:style-name="ce1">
            <text:p>3E-10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nach der Rücksuch war der best hit DUX4_HUMAN und nicht DUX4C_HUMAN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tein Name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Gen Name in species</text:p>
          </table:table-cell>
          <table:table-cell office:value-type="string" table:style-name="ce1">
            <text:p>E-Value (human to species)</text:p>
          </table:table-cell>
          <table:table-cell office:value-type="string" table:style-name="ce1">
            <text:p>Ortholog</text:p>
          </table:table-cell>
          <table:table-cell office:value-type="string" table:style-name="ce1">
            <text:p>Paralo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PN2_HUMAN (O9520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psin 2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Epn2</text:p>
          </table:table-cell>
          <table:table-cell office:value-type="string" table:style-name="ce1">
            <text:p><text:s/>0.0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psin 2</text:p>
          </table:table-cell>
          <table:table-cell office:value-type="string" table:style-name="ce1">
            <text:p>Gallus gallus<text:s/></text:p>
          </table:table-cell>
          <table:table-cell office:value-type="string" table:style-name="ce1">
            <text:p>EPN2</text:p>
          </table:table-cell>
          <table:table-cell office:value-type="float" office:value="1.9999999999999999E-147" table:style-name="ce2">
            <text:p>2,00E-147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GC81482<text:s/></text:p>
          </table:table-cell>
          <table:table-cell office:value-type="string" table:style-name="ce1">
            <text:p>Xenopus laevis</text:p>
          </table:table-cell>
          <table:table-cell office:value-type="string" table:style-name="ce1">
            <text:p>epn2.L</text:p>
          </table:table-cell>
          <table:table-cell office:value-type="float" office:value="2.0000000000000001E-146" table:style-name="ce2">
            <text:p>2,00E-146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psin-2 isoform X2</text:p>
          </table:table-cell>
          <table:table-cell office:value-type="string" table:style-name="ce1">
            <text:p>Danio rerio</text:p>
          </table:table-cell>
          <table:table-cell office:value-type="string" table:style-name="ce1">
            <text:p>epn2</text:p>
          </table:table-cell>
          <table:table-cell office:value-type="float" office:value="2.9999999999999998E-123" table:style-name="ce2">
            <text:p>3,00E-123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psin-1-like</text:p>
          </table:table-cell>
          <table:table-cell office:value-type="string" table:style-name="ce1">
            <text:p>Branchiostoma floridae</text:p>
          </table:table-cell>
          <table:table-cell office:value-type="string" table:style-name="ce1">
            <text:p>LOC118428631</text:p>
          </table:table-cell>
          <table:table-cell office:value-type="float" office:value="6.0000000000000001E-99" table:style-name="ce2">
            <text:p>6,00E-99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H27715p</text:p>
          </table:table-cell>
          <table:table-cell office:value-type="string" table:style-name="ce1">
            <text:p>Drosophila melanogaster</text:p>
          </table:table-cell>
          <table:table-cell office:value-type="string" table:style-name="ce1">
            <text:p>CG8532-RB</text:p>
          </table:table-cell>
          <table:table-cell office:value-type="float" office:value="1E-78" table:style-name="ce2">
            <text:p>1,00E-78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psin-3</text:p>
          </table:table-cell>
          <table:table-cell office:value-type="string" table:style-name="ce1">
            <text:p>Saccharomyces cerevisiae</text:p>
          </table:table-cell>
          <table:table-cell office:value-type="string" table:style-name="ce1">
            <text:p>ENT3</text:p>
          </table:table-cell>
          <table:table-cell office:value-type="float" office:value="2.0000000000000002E-43" table:style-name="ce2">
            <text:p>2,00E-43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e, als Rücksuche von Hefe zu Mensch kam als ergebnis das Gen CLINT1_HUMA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TH domain containing protein</text:p>
          </table:table-cell>
          <table:table-cell office:value-type="string" table:style-name="ce1">
            <text:p>Acanthamoeba castellanii</text:p>
          </table:table-cell>
          <table:table-cell office:value-type="string" table:style-name="ce1">
            <text:p>ACA1_275430</text:p>
          </table:table-cell>
          <table:table-cell office:value-type="float" office:value="1E-25" table:style-name="ce2">
            <text:p>1,00E-25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e, als Rücksuche von Amöbe zu Mensch kam als ergebnis das Gen EPN3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tein Name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Gen Name in species</text:p>
          </table:table-cell>
          <table:table-cell office:value-type="string" table:style-name="ce1">
            <text:p>E-Value (human to species)</text:p>
          </table:table-cell>
          <table:table-cell office:value-type="string" table:style-name="ce1">
            <text:p>Ortholog</text:p>
          </table:table-cell>
          <table:table-cell office:value-type="string" table:style-name="ce1">
            <text:p>Paralog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C1_HUMAN (P1594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cin-1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MUC1</text:p>
          </table:table-cell>
          <table:table-cell office:value-type="float" office:value="2.0000000000000001E-42" table:style-name="ce2">
            <text:p>2,00E-42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ucin-1 isoform X1</text:p>
          </table:table-cell>
          <table:table-cell office:value-type="string" table:style-name="ce1">
            <text:p>Falco naumanni</text:p>
          </table:table-cell>
          <table:table-cell office:value-type="string" table:style-name="ce1">
            <text:p>MUC1</text:p>
          </table:table-cell>
          <table:table-cell office:value-type="float" office:value="2E-8" table:style-name="ce3">
            <text:p>2,00E-08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itinase-like protein PB1E7.04c</text:p>
          </table:table-cell>
          <table:table-cell office:value-type="string" table:style-name="ce1">
            <text:p>Xenopus laevis</text:p>
          </table:table-cell>
          <table:table-cell office:value-type="string" table:style-name="ce1">
            <text:p>LOC108713531</text:p>
          </table:table-cell>
          <table:table-cell office:value-type="float" office:value="2.0000000000000002E-5" table:style-name="ce2">
            <text:p>2,00E-05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Danio rerio</text:p>
          </table:table-cell>
          <table:table-cell office:value-type="string" table:style-name="ce1">
            <text:p>IMPG1A</text:p>
          </table:table-cell>
          <table:table-cell office:value-type="float" office:value="2E-3" table:style-name="ce4">
            <text:p>2,00E-03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Keine BBH druchgefürht, E-vaule war über dem Grenzwert von 10^-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characterized protein PB18E9.04c-like</text:p>
          </table:table-cell>
          <table:table-cell office:value-type="string" table:style-name="ce1">
            <text:p>Branchiostoma floridae</text:p>
          </table:table-cell>
          <table:table-cell office:value-type="string" table:style-name="ce1">
            <text:p>LOC118407835</text:p>
          </table:table-cell>
          <table:table-cell office:value-type="float" office:value="1.9999999999999999E-7" table:style-name="ce2">
            <text:p>2,00E-07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Drosophila melanogaster</text:p>
          </table:table-cell>
          <table:table-cell office:value-type="string" table:style-name="ce1">
            <text:p>Fim</text:p>
          </table:table-cell>
          <table:table-cell office:value-type="string" table:style-name="ce5">
            <text:p><text:s/>1.5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Keine BBH druchgefürht, E-vaule war über dem Grenzwert von 10^-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Saccharomyces cerevisiae</text:p>
          </table:table-cell>
          <table:table-cell office:value-type="string" table:style-name="ce1">
            <text:p>TPS3</text:p>
          </table:table-cell>
          <table:table-cell office:value-type="string" table:style-name="ce5">
            <text:p><text:s/>0.034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Keine BBH druchgefürht, E-vaule war über dem Grenzwert von 10^-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canthamoeba castellanii</text:p>
          </table:table-cell>
          <table:table-cell office:value-type="string" table:style-name="ce1">
            <text:p>ACA1_330090</text:p>
          </table:table-cell>
          <table:table-cell office:value-type="string" table:style-name="ce5">
            <text:p><text:s/>4.3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Keine BBH druchgefürht, E-vaule war über dem Grenzwert von 10^-5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tein Name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Gen Name in species</text:p>
          </table:table-cell>
          <table:table-cell office:value-type="string" table:style-name="ce1">
            <text:p>E-Value (human to species)</text:p>
          </table:table-cell>
          <table:table-cell office:value-type="string" table:style-name="ce1">
            <text:p>Ortholog</text:p>
          </table:table-cell>
          <table:table-cell office:value-type="string" table:style-name="ce1">
            <text:p>Paralo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TUD4_HUMAN (Q0189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TU domain-containing protein 4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OTUD4</text:p>
          </table:table-cell>
          <table:table-cell office:value-type="float" office:value="5.9999999999999999E-171" table:style-name="ce2">
            <text:p>6,00E-171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OTU domain-containing protein 4</text:p>
          </table:table-cell>
          <table:table-cell office:value-type="string" table:style-name="ce1">
            <text:p>Gallus gallus<text:s/></text:p>
          </table:table-cell>
          <table:table-cell office:value-type="string" table:style-name="ce1">
            <text:p>OTUD4</text:p>
          </table:table-cell>
          <table:table-cell office:value-type="float" office:value="9.9999999999999999E-132" table:style-name="ce2">
            <text:p>1,00E-131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TU domain-containing protein 4</text:p>
          </table:table-cell>
          <table:table-cell office:value-type="string" table:style-name="ce1">
            <text:p>Xenopus laevis</text:p>
          </table:table-cell>
          <table:table-cell office:value-type="string" table:style-name="ce1">
            <text:p>OTUD4.S</text:p>
          </table:table-cell>
          <table:table-cell office:value-type="float" office:value="1E-107" table:style-name="ce2">
            <text:p>1,00E-107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TU domain-containing protein 4</text:p>
          </table:table-cell>
          <table:table-cell office:value-type="string" table:style-name="ce1">
            <text:p>Danio rerio</text:p>
          </table:table-cell>
          <table:table-cell office:value-type="string" table:style-name="ce1">
            <text:p>OTUD4</text:p>
          </table:table-cell>
          <table:table-cell office:value-type="float" office:value="3.9999999999999997E-88" table:style-name="ce2">
            <text:p>4,00E-88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ifunctional UDP-N-acetylglucosamine transferase and deubiquitinase ALG13 isoform X6</text:p>
          </table:table-cell>
          <table:table-cell office:value-type="string" table:style-name="ce1">
            <text:p>Branchiostoma floridae</text:p>
          </table:table-cell>
          <table:table-cell office:value-type="string" table:style-name="ce1">
            <text:p>LOC118419000</text:p>
          </table:table-cell>
          <table:table-cell office:value-type="float" office:value="2.9999999999999999E-81" table:style-name="ce2">
            <text:p>3,00E-81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ubiquitinase otu</text:p>
          </table:table-cell>
          <table:table-cell office:value-type="string" table:style-name="ce1">
            <text:p>Drosophila melanogaster</text:p>
          </table:table-cell>
          <table:table-cell office:value-type="string" table:style-name="ce1">
            <text:p>OTU</text:p>
          </table:table-cell>
          <table:table-cell office:value-type="float" office:value="1.9999999999999999E-39" table:style-name="ce2">
            <text:p>2,00E-39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TU domain-containing protein 2</text:p>
          </table:table-cell>
          <table:table-cell office:value-type="string" table:style-name="ce1">
            <text:p>Saccharomyces cerevisiae</text:p>
          </table:table-cell>
          <table:table-cell office:value-type="string" table:style-name="ce1">
            <text:p>OTU2</text:p>
          </table:table-cell>
          <table:table-cell office:value-type="float" office:value="6.0000000000000002E-5" table:style-name="ce2">
            <text:p>6,00E-05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TU family cysteine protease</text:p>
          </table:table-cell>
          <table:table-cell office:value-type="string" table:style-name="ce1">
            <text:p>Acanthamoeba castellanii</text:p>
          </table:table-cell>
          <table:table-cell office:value-type="string" table:style-name="ce1">
            <text:p>ACA1_151240</text:p>
          </table:table-cell>
          <table:table-cell office:value-type="float" office:value="5.9999999999999998E-35" table:style-name="ce2">
            <text:p>6,00E-35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tein Name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Gen Name in species</text:p>
          </table:table-cell>
          <table:table-cell office:value-type="string" table:style-name="ce1">
            <text:p>E-Value (human to species)</text:p>
          </table:table-cell>
          <table:table-cell office:value-type="string" table:style-name="ce1">
            <text:p>Ortholog</text:p>
          </table:table-cell>
          <table:table-cell office:value-type="string" table:style-name="ce1">
            <text:p>Paralo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TGIS_HUMAN (Q1664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stacyclin synthase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PTGI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ytochrome P450 family 8 subfamily B member 1</text:p>
          </table:table-cell>
          <table:table-cell office:value-type="string" table:style-name="ce1">
            <text:p>Gallus gallus<text:s/></text:p>
          </table:table-cell>
          <table:table-cell office:value-type="string" table:style-name="ce1">
            <text:p>ACKR2</text:p>
          </table:table-cell>
          <table:table-cell office:value-type="float" office:value="5.0000000000000003E-111" table:style-name="ce2">
            <text:p>5,00E-111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, bei Rücksuch nach best hit kam das Gen: CYP8B1_HUMAN ra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stacyclin synthase</text:p>
          </table:table-cell>
          <table:table-cell office:value-type="string" table:style-name="ce1">
            <text:p>Xenopus laevis</text:p>
          </table:table-cell>
          <table:table-cell office:value-type="string" table:style-name="ce1">
            <text:p>PTGIS.L</text:p>
          </table:table-cell>
          <table:table-cell office:value-type="float" office:value="2.9999999999999999E-145" table:style-name="ce2">
            <text:p>3,00E-145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ostacyclin synthase</text:p>
          </table:table-cell>
          <table:table-cell office:value-type="string" table:style-name="ce1">
            <text:p>Danio rerio</text:p>
          </table:table-cell>
          <table:table-cell office:value-type="string" table:style-name="ce1">
            <text:p>PTGIS</text:p>
          </table:table-cell>
          <table:table-cell office:value-type="float" office:value="5.0000000000000004E-112" table:style-name="ce2">
            <text:p>5,00E-112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ytochrome P450 7A1-like</text:p>
          </table:table-cell>
          <table:table-cell office:value-type="string" table:style-name="ce1">
            <text:p>Branchiostoma floridae</text:p>
          </table:table-cell>
          <table:table-cell office:value-type="string" table:style-name="ce1">
            <text:p>LOC118409614</text:p>
          </table:table-cell>
          <table:table-cell office:value-type="float" office:value="7.9999999999999996E-57" table:style-name="ce2">
            <text:p>8,00E-57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, bei Rückscueh nach best hit kam das Gen: CYP7A1_HUMAN ra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bable cytochrome P450 28d2</text:p>
          </table:table-cell>
          <table:table-cell office:value-type="string" table:style-name="ce1">
            <text:p>Drosophila melanogaster</text:p>
          </table:table-cell>
          <table:table-cell office:value-type="string" table:style-name="ce1">
            <text:p>Cyp28d2</text:p>
          </table:table-cell>
          <table:table-cell office:value-type="float" office:value="5.0000000000000002E-11" table:style-name="ce2">
            <text:p>5,00E-11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bei der Rücksuche nach dem best hit, statt PTGIS kam CYP3A43_human ra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22 sterol desaturase ERG5</text:p>
          </table:table-cell>
          <table:table-cell office:value-type="string" table:style-name="ce1">
            <text:p>Saccharomyces cerevisiae</text:p>
          </table:table-cell>
          <table:table-cell office:value-type="string" table:style-name="ce1">
            <text:p>ERG5</text:p>
          </table:table-cell>
          <table:table-cell office:value-type="float" office:value="9.9999999999999995E-7" table:style-name="ce2">
            <text:p>1,00E-06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bei der Rücksuche nach dem best hit, statt PTGIS kam CYP3A43_human ra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ytochrome p450 superfamily protein</text:p>
          </table:table-cell>
          <table:table-cell office:value-type="string" table:style-name="ce1">
            <text:p>Acanthamoeba castellanii</text:p>
          </table:table-cell>
          <table:table-cell office:value-type="string" table:style-name="ce1">
            <text:p>ACA1_174810</text:p>
          </table:table-cell>
          <table:table-cell office:value-type="float" office:value="1E-13" table:style-name="ce2">
            <text:p>1,00E-13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vi bei der Rücksuche nach dem best hit, statt PTGIS kam CYP7A1_human raus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tein Name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Gen Name in species</text:p>
          </table:table-cell>
          <table:table-cell office:value-type="string" table:style-name="ce1">
            <text:p>E-Value (human to species)</text:p>
          </table:table-cell>
          <table:table-cell office:value-type="string" table:style-name="ce1">
            <text:p>Ortholog</text:p>
          </table:table-cell>
          <table:table-cell office:value-type="string" table:style-name="ce1">
            <text:p>Paralo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D23A_HUMAN (P5472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D23 homolog 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RAD23A</text:p>
          </table:table-cell>
          <table:table-cell office:value-type="float" office:value="1.9999999999999999E-44" table:style-name="ce2">
            <text:p>2,00E-44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V excision repair protein RAD23</text:p>
          </table:table-cell>
          <table:table-cell office:value-type="string" table:style-name="ce1">
            <text:p>Gallus gallus<text:s/></text:p>
          </table:table-cell>
          <table:table-cell office:value-type="string" table:style-name="ce1">
            <text:p>RAD23A</text:p>
          </table:table-cell>
          <table:table-cell office:value-type="float" office:value="9.9999999999999993E-40" table:style-name="ce2">
            <text:p>1,00E-39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V excision repair protein RAD23</text:p>
          </table:table-cell>
          <table:table-cell office:value-type="string" table:style-name="ce1">
            <text:p>Xenopus laevis</text:p>
          </table:table-cell>
          <table:table-cell office:value-type="string" table:style-name="ce1">
            <text:p>RAD23B.S</text:p>
          </table:table-cell>
          <table:table-cell office:value-type="float" office:value="6.0000000000000001E-28" table:style-name="ce2">
            <text:p>6,00E-28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bei der Rücksuche nach dem best hit, kam RAD23B_HUMAN statt RAD23A ra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V excision repair protein RAD23</text:p>
          </table:table-cell>
          <table:table-cell office:value-type="string" table:style-name="ce1">
            <text:p>Danio rerio</text:p>
          </table:table-cell>
          <table:table-cell office:value-type="string" table:style-name="ce1">
            <text:p>RAD23AA</text:p>
          </table:table-cell>
          <table:table-cell office:value-type="float" office:value="4.9999999999999997E-30" table:style-name="ce2">
            <text:p>5,00E-30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Branchiostoma floridae</text:p>
          </table:table-cell>
          <table:table-cell office:value-type="string" table:style-name="ce1">
            <text:p>LOC118406065</text:p>
          </table:table-cell>
          <table:table-cell office:value-type="string" table:style-name="ce5">
            <text:p>0.07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V excision repair protein RAD23</text:p>
          </table:table-cell>
          <table:table-cell office:value-type="string" table:style-name="ce1">
            <text:p>Drosophila melanogaster</text:p>
          </table:table-cell>
          <table:table-cell office:value-type="string" table:style-name="ce1">
            <text:p>RAD23</text:p>
          </table:table-cell>
          <table:table-cell office:value-type="float" office:value="4.0000000000000003E-15" table:style-name="ce2">
            <text:p>4,00E-15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V excision repair protein RAD23</text:p>
          </table:table-cell>
          <table:table-cell office:value-type="string" table:style-name="ce1">
            <text:p>Saccharomyces cerevisiae</text:p>
          </table:table-cell>
          <table:table-cell office:value-type="string" table:style-name="ce1">
            <text:p>RAD23</text:p>
          </table:table-cell>
          <table:table-cell office:value-type="float" office:value="3.0000000000000001E-17" table:style-name="ce2">
            <text:p>3,00E-17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bei der Rücksuche nach dem best hit, kam RAD23B_HUMAN <text:s/>statt RAD23A ra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V excision repair protein RAD23</text:p>
          </table:table-cell>
          <table:table-cell office:value-type="string" table:style-name="ce1">
            <text:p>Acanthamoeba castellanii</text:p>
          </table:table-cell>
          <table:table-cell office:value-type="string" table:style-name="ce1">
            <text:p>ACA1_061920</text:p>
          </table:table-cell>
          <table:table-cell office:value-type="float" office:value="3E-24" table:style-name="ce2">
            <text:p>3,00E-24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tein Name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Gen Name in species</text:p>
          </table:table-cell>
          <table:table-cell office:value-type="string" table:style-name="ce1">
            <text:p>E-Value (human to species)</text:p>
          </table:table-cell>
          <table:table-cell office:value-type="string" table:style-name="ce1">
            <text:p>Ortholog</text:p>
          </table:table-cell>
          <table:table-cell office:value-type="string" table:style-name="ce1">
            <text:p>Paralo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IN85 (Q96B97) SH3KBP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3 domain-containing kinase-binding protein 1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SH3KBP1</text:p>
          </table:table-cell>
          <table:table-cell office:value-type="float" office:value="8.9999999999999994E-55" table:style-name="ce2">
            <text:p>9,00E-55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H3 domain-containing kinase-binding protein 1</text:p>
          </table:table-cell>
          <table:table-cell office:value-type="string" table:style-name="ce1">
            <text:p>Gallus gallus<text:s/></text:p>
          </table:table-cell>
          <table:table-cell office:value-type="string" table:style-name="ce1">
            <text:p>SH3KBP1</text:p>
          </table:table-cell>
          <table:table-cell office:value-type="float" office:value="2.9999999999999999E-50" table:style-name="ce2">
            <text:p>3,00E-50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H3 domain-containing kinase-binding protein 1</text:p>
          </table:table-cell>
          <table:table-cell office:value-type="string" table:style-name="ce1">
            <text:p>Xenopus laevis</text:p>
          </table:table-cell>
          <table:table-cell office:value-type="string" table:style-name="ce1">
            <text:p>SH3KBP1.S</text:p>
          </table:table-cell>
          <table:table-cell office:value-type="float" office:value="2.0000000000000002E-43" table:style-name="ce2">
            <text:p>2,00E-43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eoclast-stimulating factor 1</text:p>
          </table:table-cell>
          <table:table-cell office:value-type="string" table:style-name="ce1">
            <text:p>Danio rerio</text:p>
          </table:table-cell>
          <table:table-cell office:value-type="string" table:style-name="ce1">
            <text:p>SH3KBP1</text:p>
          </table:table-cell>
          <table:table-cell office:value-type="float" office:value="4.9999999999999998E-39" table:style-name="ce2">
            <text:p>5,00E-39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H3 domain-containing kinase-binding protein 1-like isoform X9</text:p>
          </table:table-cell>
          <table:table-cell office:value-type="string" table:style-name="ce1">
            <text:p>Branchiostoma floridae</text:p>
          </table:table-cell>
          <table:table-cell office:value-type="string" table:style-name="ce1">
            <text:p>LOC118423203</text:p>
          </table:table-cell>
          <table:table-cell office:value-type="float" office:value="7.9999999999999997E-23" table:style-name="ce2">
            <text:p>8,00E-23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IN85 and CD2AP related, isoform D</text:p>
          </table:table-cell>
          <table:table-cell office:value-type="string" table:style-name="ce1">
            <text:p>Drosophila melanogaster</text:p>
          </table:table-cell>
          <table:table-cell office:value-type="string" table:style-name="ce1">
            <text:p>cindir</text:p>
          </table:table-cell>
          <table:table-cell office:value-type="float" office:value="1.9999999999999998E-21" table:style-name="ce2">
            <text:p>2,00E-21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otein BZZ1</text:p>
          </table:table-cell>
          <table:table-cell office:value-type="string" table:style-name="ce1">
            <text:p>Saccharomyces cerevisiae</text:p>
          </table:table-cell>
          <table:table-cell office:value-type="string" table:style-name="ce1">
            <text:p>BZZ1</text:p>
          </table:table-cell>
          <table:table-cell office:value-type="float" office:value="7.9999999999999995E-11" table:style-name="ce2">
            <text:p>8,00E-11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bei der Rücksuche nach dem best hit, kam CTTN_HUMAN statt SH3KBP1 <text:s/>ra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yosin IC heavy chain, putative</text:p>
          </table:table-cell>
          <table:table-cell office:value-type="string" table:style-name="ce1">
            <text:p>Acanthamoeba castellanii</text:p>
          </table:table-cell>
          <table:table-cell office:value-type="string" table:style-name="ce1">
            <text:p>ACA1_173680</text:p>
          </table:table-cell>
          <table:table-cell office:value-type="float" office:value="2.0000000000000001E-17" table:style-name="ce2">
            <text:p>2,00E-17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BBH war negativ bei der Rücksuche nach dem best hit, kam ITSN1_HUMAN statt SH3KBP1 raus</text:p>
          </table:table-cell>
          <table:table-cell table:number-columns-repeated="16377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Mrn Bl</meta:initial-creator>
    <dc:creator>Mrn Bl</dc:creator>
    <meta:creation-date>2026-03-22T21:20:40Z</meta:creation-date>
    <dc:date>2026-03-22T21:28:03Z</dc:date>
    <meta:editing-duration>PT0S</meta:editing-duration>
  </office:meta>
</office:document-meta>
</file>